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1" svg:font-family="Arial11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3C3C3C" style:vertical-align="automatic" fo:wrap-option="wrap" style:rotation-angle="9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3C3C3C" style:vertical-align="automatic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19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13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13">
      <style:table-cell-properties fo:border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19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13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36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T2" style:family="text" style:parent-style-name="Default">
      <style:text-properties fo:color="#FFFFFF" style:text-line-through-style="none" style:font-name="Arial11" style:font-name-asian="Arial11" style:font-name-complex="Arial1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7.59354166666667cm"/>
    </style:style>
    <style:style style:name="co10" style:family="table-column">
      <style:table-column-properties fo:break-before="auto" style:column-width="7.064375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70.7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  <style:style style:family="graphic" style:name="a3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Ri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7" table:default-cell-style-name="ce2"/>
        <table:table-column table:style-name="co11" table:number-columns-repeated="766" table:default-cell-style-name="ce1"/>
        <table:table-column table:style-name="co12" table:number-columns-repeated="15361" table:default-cell-style-name="ce1"/>
        <table:table-row table:style-name="ro1">
          <table:table-cell office:value-type="string" table:number-columns-spanned="10" table:number-rows-spanned="1" table:style-name="ce20">
            <text:p>Sistema de Informação Para Grupos de Pesquisa - <text:s/>Risk List</text:p>
          </table:table-cell>
          <table:covered-table-cell table:number-columns-repeated="9"/>
          <table:table-cell table:number-columns-repeated="247" table:style-name="ce2"/>
          <table:table-cell table:number-columns-repeated="16127" table:style-name="ce1"/>
        </table:table-row>
        <table:table-row table:style-name="ro2">
          <table:table-cell office:value-type="string" table:style-name="ce3">
            <text:p>Risk ID</text:p>
          </table:table-cell>
          <table:table-cell office:value-type="string" table:style-name="ce4">
            <text:p>Data da identificação</text:p>
          </table:table-cell>
          <table:table-cell office:value-type="string" table:style-name="ce4">
            <text:p>Título</text:p>
          </table:table-cell>
          <table:table-cell office:value-type="string" table:style-name="ce4">
            <text:p>Descrição</text:p>
          </table:table-cell>
          <table:table-cell office:value-type="string" table:style-name="ce3">
            <office:annotation draw:style-name="a0" svg:x="9.01041666666667in" svg:y="0.197916666666667in" svg:width="1.51041666666667in" svg:height="0.947916666666667in">
              <dc:creator/>
              <text:p><text:span text:style-name="T2">Risk Type =</text:span><text:span text:style-name="T2"/></text:p>
              <text:p><text:span text:style-name="T2">Direct or Indirect</text:span><text:span text:style-name="T2"/></text:p>
              <text:p><text:span text:style-name="T2">Resource</text:span><text:span text:style-name="T2"/></text:p>
              <text:p><text:span text:style-name="T2">Business</text:span><text:span text:style-name="T2"/></text:p>
              <text:p><text:span text:style-name="T2">Technical</text:span><text:span text:style-name="T2"/></text:p>
              <text:p><text:span text:style-name="T2">Schedule</text:span></text:p>
            </office:annotation>
            <text:p>Tipo</text:p>
          </table:table-cell>
          <table:table-cell office:value-type="string" table:style-name="ce3">
            <office:annotation draw:style-name="a1" svg:x="9.5625in" svg:y="0.1875in" svg:width="1.5625in" svg:height="0.96875in">
              <dc:creator/>
              <text:p><text:span text:style-name="T2">Impact is a numerical value, usually between 1 and 5, that represents the impact to the project if the risk comes true.</text:span><text:span text:style-name="T2"/></text:p>
              <text:p><text:span text:style-name="T2">5 is a HIGH IMPACT and 1 is LOW IMPACT.</text:span></text:p>
            </office:annotation>
            <text:p>Impacto</text:p>
          </table:table-cell>
          <table:table-cell office:value-type="string" table:style-name="ce3">
            <office:annotation draw:style-name="a2" svg:x="9.96875in" svg:y="0.1875in" svg:width="0.760416666666667in" svg:height="0.760416666666667in">
              <dc:creator/>
              <text:p><text:span text:style-name="T2">Probability is the percentage chance that a risk will occur.</text:span></text:p>
            </office:annotation>
            <text:p>Probabilidade</text:p>
          </table:table-cell>
          <table:table-cell office:value-type="string" table:style-name="ce3">
            <office:annotation draw:style-name="a3" svg:x="10.6354166666667in" svg:y="0.1875in" svg:width="1.3125in" svg:height="0.8125in">
              <dc:creator/>
              <text:p><text:span text:style-name="T2">Magnitude is the result of the multiplication of Probability and Impact, providing a joint metric suitable for sorting.</text:span></text:p>
            </office:annotation>
            <text:p>Magnitude</text:p>
          </table:table-cell>
          <table:table-cell office:value-type="string" table:style-name="ce3">
            <text:p>Responável</text:p>
          </table:table-cell>
          <table:table-cell office:value-type="string" table:style-name="ce4">
            <text:p>Mitigation Strategy</text:p>
          </table:table-cell>
          <table:table-cell table:number-columns-repeated="16374" table:style-name="ce5"/>
        </table:table-row>
        <table:table-row table:style-name="ro3">
          <table:table-cell office:value-type="string" table:number-columns-spanned="10" table:number-rows-spanned="1" table:style-name="ce21">
            <text:p>Primeir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Sumir gente</text:p>
          </table:table-cell>
          <table:table-cell office:value-type="string" table:style-name="ce7">
            <text:p>Pessoas que não dão sinal algum de que pretendem colaborar</text:p>
          </table:table-cell>
          <table:table-cell office:value-type="string" table:style-name="ce7">
            <text:p>Recursos</text:p>
          </table:table-cell>
          <table:table-cell office:value-type="float" office:value="-20" table:style-name="ce7">
            <text:p>-20</text:p>
          </table:table-cell>
          <table:table-cell office:value-type="percentage" office:value="0.5" table:style-name="ce9">
            <text:p>5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nenhuma tarefa.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Excesso de funcionalidades</text:p>
          </table:table-cell>
          <table:table-cell office:value-type="string" table:style-name="ce7">
            <text:p>Ao conversar com o cliente ficou a impressão de que o projeto é muito mais complexo do que a descrição das tarefas para a primeira interação transpareceu</text:p>
          </table:table-cell>
          <table:table-cell office:value-type="string" table:style-name="ce7">
            <text:p>Negócio</text:p>
          </table:table-cell>
          <table:table-cell office:value-type="float" office:value="-40" table:style-name="ce7">
            <text:p>-40</text:p>
          </table:table-cell>
          <table:table-cell office:value-type="percentage" office:value="0.25" table:style-name="ce9">
            <text:p>2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Segund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date" office:date-value="2011-09-19T00:00:00" table:style-name="ce8">
            <text:p>19/09/2011</text:p>
          </table:table-cell>
          <table:table-cell office:value-type="string" table:style-name="ce7">
            <text:p>Atraso na nova escolha dos papéis</text:p>
          </table:table-cell>
          <table:table-cell office:value-type="string" table:style-name="ce7">
            <text:p>Esperávamos que não fosse necessário a troca obrigatória de papéis oque atrasou em muito o projeto</text:p>
          </table:table-cell>
          <table:table-cell office:value-type="string" table:style-name="ce7">
            <text:p>Negócio</text:p>
          </table:table-cell>
          <table:table-cell office:value-type="float" office:value="-30" table:style-name="ce7">
            <text:p>-30</text:p>
          </table:table-cell>
          <table:table-cell office:value-type="percentage" office:value="0.75" table:style-name="ce9">
            <text:p>7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Mudar os papéis no primeiro dia de interação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30T00:00:00" table:style-name="ce8">
            <text:p>30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Terceir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10-05T00:00:00" table:style-name="ce8">
            <text:p>05/10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Fernando Omar Aluan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Quarta iteração</text:p>
          </table:table-cell>
          <table:covered-table-cell table:number-columns-repeated="9"/>
          <table:table-cell table:number-columns-repeated="1005" table:style-name="ce6"/>
          <table:table-cell table:number-columns-repeated="15369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date" office:date-value="2011-11-09T00:00:00" table:style-name="ce8">
            <text:p>09/11/2011</text:p>
          </table:table-cell>
          <table:table-cell office:value-type="string" table:style-name="ce11">
            <text:p>Funcionalidades complexas vs. Falta de tempo</text:p>
          </table:table-cell>
          <table:table-cell office:value-type="string" table:style-name="ce7">
            <text:p>Muitas funcionalidades complexas, como o login, no entanto com pouco tempo para fazermos</text:p>
          </table:table-cell>
          <table:table-cell office:value-type="string" table:style-name="ce7">
            <text:p>Negócio</text:p>
          </table:table-cell>
          <table:table-cell office:value-type="float" office:value="-25" table:style-name="ce11">
            <text:p>-25</text:p>
          </table:table-cell>
          <table:table-cell office:value-type="percentage" office:value="0.7" table:style-name="ce12">
            <text:p>7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Pedir ajuda a pessoas especializada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Quinta iteração</text:p>
          </table:table-cell>
          <table:covered-table-cell table:number-columns-repeated="9"/>
          <table:table-cell table:number-columns-repeated="1005" table:style-name="ce6"/>
          <table:table-cell table:number-columns-repeated="15369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11">
            <text:p>Concorrência com outras disciplinas</text:p>
          </table:table-cell>
          <table:table-cell office:value-type="string" table:style-name="ce7">
            <text:p>Aparentemente as tarefas do projeto perdem prioridade em relação a provas e atividades de outras disciplinas, prejudicando a conclusão das histórias.</text:p>
          </table:table-cell>
          <table:table-cell office:value-type="string" table:style-name="ce7">
            <text:p>Negócio</text:p>
          </table:table-cell>
          <table:table-cell office:value-type="float" office:value="-50" table:style-name="ce11">
            <text:p>-50</text:p>
          </table:table-cell>
          <table:table-cell office:value-type="percentage" office:value="0.8" table:style-name="ce12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Pedir ajuda a pessoas especializadas</text:p>
          </table:table-cell>
          <table:table-cell table:number-columns-repeated="16374" table:style-name="ce6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date" office:date-value="2011-12-10T00:00:00" table:style-name="ce13">
            <text:p>10/12/2011</text:p>
          </table:table-cell>
          <table:table-cell office:value-type="string" table:style-name="ce14">
            <text:p>Layout</text:p>
          </table:table-cell>
          <table:table-cell office:value-type="string" table:style-name="ce15">
            <text:p>O desenvolvedor que havia se comprometido em produzir as folhas de estilo para o leiaute do sistema desapareceu, sem explicações.</text:p>
          </table:table-cell>
          <table:table-cell office:value-type="string" table:style-name="ce15">
            <text:p>Negócio</text:p>
          </table:table-cell>
          <table:table-cell office:value-type="float" office:value="-30" table:style-name="ce14">
            <text:p>-30</text:p>
          </table:table-cell>
          <table:table-cell office:value-type="percentage" office:value="0.9" table:style-name="ce16">
            <text:p>90%</text:p>
          </table:table-cell>
          <table:table-cell office:value-type="float" office:value="-9" table:style-name="ce10">
            <text:p>-9,0</text:p>
          </table:table-cell>
          <table:table-cell office:value-type="string" table:style-name="ce17">
            <text:p>Evandro Giovanini</text:p>
          </table:table-cell>
          <table:table-cell table:style-name="ce18"/>
          <table:table-cell table:number-columns-repeated="16374" table:style-name="ce6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11">
            <text:p>Internacionalização</text:p>
          </table:table-cell>
          <table:table-cell office:value-type="string" table:style-name="ce7">
            <text:p>A funcionalidade de internacionalização parece não ter avançado o suficiente</text:p>
          </table:table-cell>
          <table:table-cell office:value-type="string" table:style-name="ce7">
            <text:p>Negócio</text:p>
          </table:table-cell>
          <table:table-cell office:value-type="float" office:value="-70" table:style-name="ce11">
            <text:p>-70</text:p>
          </table:table-cell>
          <table:table-cell office:value-type="percentage" office:value="0.8" table:style-name="ce12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Samuel</text:p>
          </table:table-cell>
          <table:table-cell table:style-name="ce19"/>
          <table:table-cell table:number-columns-repeated="16374" table:style-name="ce6"/>
        </table:table-row>
        <table:table-row table:style-name="ro7">
          <table:table-cell office:value-type="float" office:value="4" table:style-name="ce7">
            <text:p>4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7">
            <text:p>Upload de .pdf de publicação</text:p>
          </table:table-cell>
          <table:table-cell office:value-type="string" table:style-name="ce7">
            <text:p>Foi criada uma história para a funcionalidade de upload de .pdf de publicação, mas a autoatribuição não surtiu efeito neste caso.</text:p>
          </table:table-cell>
          <table:table-cell office:value-type="string" table:style-name="ce7">
            <text:p>Negócio</text:p>
          </table:table-cell>
          <table:table-cell office:value-type="float" office:value="-20" table:style-name="ce7">
            <text:p>-20</text:p>
          </table:table-cell>
          <table:table-cell office:value-type="percentage" office:value="0.8" table:style-name="ce9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table:style-name="ce7"/>
          <table:table-cell table:number-columns-repeated="16374" table:style-name="ce6"/>
        </table:table-row>
        <table:table-row table:style-name="ro7">
          <table:table-cell office:value-type="float" office:value="5" table:style-name="ce7">
            <text:p>5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7">
            <text:p>Relacionamentos com atributos (data de início e data de final)</text:p>
          </table:table-cell>
          <table:table-cell office:value-type="string" table:style-name="ce7">
            <text:p>Até o momento os desenvolvedores não apresentaram a implementação dos relacionamentos com atributo (data) com Hibernate.</text:p>
          </table:table-cell>
          <table:table-cell office:value-type="string" table:style-name="ce7">
            <text:p>Negócio</text:p>
          </table:table-cell>
          <table:table-cell office:value-type="float" office:value="-70" table:style-name="ce7">
            <text:p>-70</text:p>
          </table:table-cell>
          <table:table-cell office:value-type="percentage" office:value="0.9" table:style-name="ce9">
            <text:p>90%</text:p>
          </table:table-cell>
          <table:table-cell office:value-type="float" office:value="0" table:style-name="ce10">
            <text:p>0,0</text:p>
          </table:table-cell>
          <table:table-cell office:value-type="string" table:style-name="ce10">
            <text:p>Geraldo Castro Zampoli, Lucas Rodrigues Colucci, Samuel Placa e Wilson Kazuo Mizutani<text:s/></text:p>
          </table:table-cell>
          <table:table-cell table:style-name="ce7"/>
          <table:table-cell table:number-columns-repeated="16374" table:style-name="ce6"/>
        </table:table-row>
        <table:table-row table:number-rows-repeated="2" table:style-name="ro8">
          <table:table-cell table:number-columns-repeated="257" table:style-name="ce2"/>
          <table:table-cell table:number-columns-repeated="16127"/>
        </table:table-row>
        <table:table-row table:number-rows-repeated="104855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1" svg:font-family="Arial11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1" style:font-name-asian="Arial11" style:font-name-complex="Arial1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640944881889764in" fo:margin-left="0in" fo:margin-right="0in" fo:margin-top="0in"/>
      </style:footer-style>
    </style:page-layout>
    <style:style style:name="T1" style:family="text">
      <style:text-properties fo:color="#000000" style:font-name="Arial11" style:font-name-asian="Arial11" style:font-name-complex="Arial1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&lt;organization&gt;</text:span></text:p>
        </style:region-left>
        <style:region-center>
          <text:p><text:span text:style-name="T1"><text:date>???</text:date></text:span></text:p>
        </style:region-center>
        <style:region-right>
          <text:p><text:span text:style-name="T1">Page</text:span><text:span text:style-name="T1"><text:s/></text:span><text:span text:style-name="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barnard</meta:initial-creator>
    <dc:creator>jleandro</dc:creator>
    <meta:creation-date>2002-08-27T21:24:06Z</meta:creation-date>
    <dc:date>2011-12-11T22:45:27Z</dc:date>
    <meta:print-date>2002-09-23T19:23:26Z</meta:print-date>
    <meta:editing-cycles>4</meta:editing-cycles>
    <meta:editing-duration>PT4139S</meta:editing-duration>
  </office:meta>
</office:document-meta>
</file>